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officeooo:paragraph-rsid="004bdd28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45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43"><draw:frame draw:style-name="fr1" draw:name="image:asimage(item.product_id.product_image_context  or  False )" text:anchor-type="as-char" svg:width="4.096cm" style:rel-width="90%" svg:height="4.099cm" style:rel-height="scale-min" draw:z-index="5"><draw:text-box><text:p text:style-name="P44"/></draw:text-box></draw:frame></text:p>
          </table:table-cell>
          <table:table-cell table:style-name="Tabella4.B6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4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soft-page-break/></text:p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6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44"/></draw:text-box></draw:frame></text:p>
          </table:table-cell>
          <table:table-cell table:style-name="Tabella5.B6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3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0"><text:placeholder text:placeholder-type="text">&lt;"%d"%(item.product_uom_qty)&gt;</text:placeholder></text:p>
          </table:table-cell>
          <table:table-cell table:style-name="Tabella5.E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15" table:number-columns-spanned="10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11" office:value-type="string">
            <text:p text:style-name="P15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12">
          <table:table-cell table:style-name="Tabella5.A1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ext:soft-page-break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23M45S</meta:editing-duration>
    <meta:editing-cycles>324</meta:editing-cycles>
    <meta:generator>LibreOffice/4.3.3.2$Linux_X86_64 LibreOffice_project/430m0$Build-2</meta:generator>
    <meta:initial-creator>Nicola Riolini</meta:initial-creator>
    <dc:date>2018-03-16T15:42:42.666354693</dc:date>
    <dc:creator>thebrush </dc:creator>
    <meta:document-statistic meta:table-count="8" meta:image-count="1" meta:object-count="0" meta:page-count="4" meta:paragraph-count="94" meta:word-count="399" meta:character-count="2943" meta:non-whitespace-character-count="2745"/>
    <meta:user-defined meta:name="Info 1"/>
    <meta:user-defined meta:name="Info 2"/>
    <meta:user-defined meta:name="Info 3"/>
    <meta:user-defined meta:name="Info 4"/>
  </office:meta>
</office:document-meta>
</file>